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ACTIVIDADES PLAN DE EMPRESA OBLIGATORIAS </text:p>
      <text:list xml:id="list4561592348686383834" text:style-name="L1">
        <text:list-header>
          <text:p text:style-name="P1">1 Elige un modelo de negocio para tu proyecto y explica en qué consiste dicho modelo</text:p>
          <text:p text:style-name="P1"/>
          <text:p text:style-name="P1">2. Realiza el modelo CANVAS </text:p>
          <text:p text:style-name="P1"/>
          <text:p text:style-name="P1">3. Rellena la tabla de las 5 fuerzas de Porter para tu negocio. , Deberás marcar con una X los ítems que te afecten. (plantillas de PESTEL Y PORTER en aules) </text:p>
          <text:p text:style-name="P1"/>
          <text:p text:style-name="P1">4. Rellena la plantilla PESTEL, y evalúa los aspectos si son positivos o negativos. </text:p>
          <text:p text:style-name="P1"/>
          <text:p text:style-name="P1"/>
          <text:p text:style-name="P1"/>
          <text:p text:style-name="P1"/>
          <text:p text:style-name="P1"/>
          <text:p text:style-name="P1">5. Partiendo de los análisis anteriores realizados en el PESTEL Y PORTER, debes seleccionar en total 6 ítems, los 3 más positivos y los 3 más negativos. Con esto podemos rellenar las AMENAZAS Y OPORTUNIDADES del DAFO. Completa el análisis DAFO </text:p>
          <text:p text:style-name="P1">6. Realiza el análisis CAME, debes establecer acciones concretas en cada estrategia. </text:p>
          <text:p text:style-name="P1">7. Localiza en tu área geográfica donde están ubicadas las incubadoras/viveros o aceleradoras de empresa. </text:p>
          <text:p text:style-name="P1">8. ¿Qué requisitos exigen al emprendedor para tener derecho a su disfrute? </text:p>
          <text:p text:style-name="P1">9. Enuncia los Valores más relevantes para tu empresas y después redacta la MISIÓN y VISIÓN </text:p>
          <text:p text:style-name="P1">10. Enuncia los objetivos generales para tu empresa. Tiene que haber un Objetivo económico, Social, Adaptación o Supervivencia y otro de Crecimiento. </text:p>
          <text:p text:style-name="P1">11. Diseña tu logotipo y justifica la forma, nombre, color. </text:p>
          <text:p text:style-name="P1">12. Completa con las actividades propuestas en la pag 45 del libro. 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Manuel Martinez Pomares</meta:initial-creator>
    <meta:creation-date>2022-10-15T10:53:47.01</meta:creation-date>
    <dc:date>2022-10-16T12:27:27.65</dc:date>
    <dc:creator>Carlos Manuel Martinez Pomares</dc:creator>
    <meta:editing-duration>PT11M50S</meta:editing-duration>
    <meta:editing-cycles>2</meta:editing-cycles>
    <meta:generator>OpenOffice/4.1.11$Win32 OpenOffice.org_project/4111m1$Build-9808</meta:generator>
    <meta:document-statistic meta:table-count="0" meta:image-count="0" meta:object-count="0" meta:page-count="1" meta:paragraph-count="13" meta:word-count="211" meta:character-count="1275"/>
  </office:meta>
</office:document-meta>
</file>